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line-break/>Übung Links/Verweise<text:line-break/></text:span></text:p>
      <text:p text:style-name="P2"><text:span text:style-name="T2">1. Legen Sie unter Documents 2 weitere Ordner an (LPIC-2, LPIC-3)</text:span></text:p>
      <text:p text:style-name="P2"><text:span text:style-name="T3"/></text:p>
      <text:p text:style-name="P2"><text:span text:style-name="T4"><text:line-break/>2. Legen Sie unter Documents eine Datei mit dem Text dieser Übung an und nennen sie "Welt" und eine leere Datei mit Namen "Welt2".<text:line-break/></text:span></text:p>
      <text:p text:style-name="P2"><text:span text:style-name="T4"><text:line-break/>3. Jetzt möchten Sie die Dateien "Welt" und "Welt2" auch in Ihren 2 neuen Ordnern verfügbar haben. Setzten Sie dazu sinnvolle Links.</text:span></text:p>
      <text:p text:style-name="P2"><text:span text:style-name="T5"/></text:p>
      <text:p text:style-name="P2"><text:span text:style-name="T6"><text:line-break/>4. Wechseln Sie in Ordner LPIC-2 und prüfen ob es geklappt hat :)</text:span></text:p>
      <text:p text:style-name="P2"><text:span text:style-name="T7"/></text:p>
      <text:p text:style-name="P2"><text:span text:style-name="T8"><text:line-break/>Löschen Sie nun den Link auf "Welt2" und erstellen aus LPIC-2 heraus einen symbolischen Link auf "Welt2"<text:line-break/></text:span><text:span text:style-name="T9"/></text:p>
      <text:p text:style-name="P2"><text:span text:style-name="T10"/></text:p>
      <text:p text:style-name="P2"><text:span text:style-name="T11">5. Verlinken Sie jetzt die Ordner LPIC-1 und LPIC-3 in LPIC-2<text:line-break/></text:span><text:span text:style-name="T12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